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style:language-asian="zh" style:country-asian="CN"/>
    </style:style>
    <style:style style:name="P6" style:family="paragraph" style:parent-style-name="Standard">
      <style:text-properties style:use-window-font-color="true" fo:language="en" fo:country="US" style:font-name-asian="Cambria" style:language-complex="ar" style:country-complex="SA"/>
    </style:style>
    <style:style style:name="P7" style:family="paragraph" style:parent-style-name="code">
      <style:text-properties style:font-name="Cambria" fo:font-size="12pt" style:font-size-asian="12pt" style:font-name-complex="Cambria" style:font-size-complex="12pt"/>
    </style:style>
    <style:style style:name="P8" style:family="paragraph" style:parent-style-name="code">
      <style:text-properties fo:font-weight="bold" style:font-weight-asian="bold"/>
    </style:style>
    <style:style style:name="P9" style:family="paragraph" style:parent-style-name="code">
      <style:text-properties style:language-asian="zh" style:country-asian="CN"/>
    </style:style>
    <style:style style:name="P10" style:family="paragraph" style:parent-style-name="Standard">
      <style:paragraph-properties fo:margin-left="0.5in" fo:margin-right="0in" fo:text-indent="0in" style:auto-text-indent="false"/>
    </style:style>
    <style:style style:name="P11"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text-properties style:font-name="Courier New1" fo:font-size="10pt" style:font-size-asian="10pt" style:font-size-complex="10pt"/>
    </style:style>
    <style:style style:name="P16" style:family="paragraph" style:parent-style-name="Standard" style:list-style-name="L4">
      <style:text-properties style:font-name="Cambria" fo:font-size="12pt" style:font-size-asian="12pt" style:font-size-complex="12pt"/>
    </style:style>
    <style:style style:name="P17" style:family="paragraph" style:parent-style-name="List_20_Paragraph" style:list-style-name="WW8Num3">
      <style:paragraph-properties fo:margin-left="0in" fo:margin-right="0in" fo:text-indent="0in" style:auto-text-indent="false"/>
    </style:style>
    <style:style style:name="P18" style:family="paragraph" style:parent-style-name="List_20_Paragraph" style:list-style-name="WW8Num4">
      <style:paragraph-properties fo:margin-left="0in" fo:margin-right="0in" fo:text-indent="0in" style:auto-text-indent="false"/>
    </style:style>
    <style:style style:name="P19" style:family="paragraph" style:parent-style-name="Heading" style:master-page-name="Standard">
      <style:paragraph-properties style:page-number="auto"/>
    </style:style>
    <style:style style:name="P20" style:family="paragraph" style:parent-style-name="Heading_20_2">
      <style:paragraph-properties fo:margin-left="0in" fo:margin-right="0in" fo:text-indent="0in" style:auto-text-indent="false"/>
    </style:style>
    <style:style style:name="P21"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font-weight-asian="bold" style:font-weight-complex="bold"/>
    </style:style>
    <style:style style:name="T4" style:family="text">
      <style:text-properties style:font-name-asian="SimSun"/>
    </style:style>
    <style:style style:name="T5" style:family="text">
      <style:text-properties style:font-name-asian="SimSun" style:language-asian="zh" style:country-asian="CN"/>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text-position="super 58%"/>
    </style:style>
    <style:style style:name="T8" style:family="text">
      <style:text-properties style:font-name="Cambria1" fo:font-size="12pt" fo:language="en" fo:country="US"/>
    </style:style>
    <style:style style:name="T9" style:family="text">
      <style:text-properties style:font-name="Cambria1" fo:font-size="12pt" fo:language="en" fo:country="US" fo:font-weight="bold" style:font-weight-asian="bold" style:font-weight-complex="bold"/>
    </style:style>
    <style:style style:name="T10" style:family="text">
      <style:text-properties style:language-asian="zh" style:country-asian="CN"/>
    </style:style>
    <style:style style:name="T11" style:family="text">
      <style:text-properties style:font-name="Courier New1"/>
    </style:style>
    <style:style style:name="T12" style:family="text">
      <style:text-properties style:font-name="Courier New1" fo:font-size="10pt" style:font-size-asian="10pt" style:font-size-complex="10pt"/>
    </style:style>
    <style:style style:name="T13" style:family="text">
      <style:text-properties style:font-name="Courier New1" fo:font-size="10pt" fo:font-weight="normal" style:font-size-asian="10pt" style:font-weight-asian="normal" style:font-size-complex="10pt" style:font-weight-complex="normal"/>
    </style:style>
    <style:style style:name="T14" style:family="text">
      <style:text-properties style:use-window-font-color="true" fo:language="en" fo:country="US" style:font-name-asian="Cambria" style:language-complex="ar" style:country-complex="SA"/>
    </style:style>
    <style:style style:name="T15"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6" style:family="text">
      <style:text-properties style:font-name="Courier New1"/>
    </style:style>
    <style:style style:name="T17" style:family="text">
      <style:text-properties style:font-name="Courier New1"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xCAT Statelite Cookbook</text:p>
      <text:p text:style-name="Standard"><text:span text:style-name="Internet_20_link"/></text:p>
      <text:p text:style-name="Standard"><text:date style:data-style-name="N37" text:date-value="2010-04-08T11:33:06.45">04/08/10</text:date>, <text:time style:data-style-name="N43" text:time-value="2010-02-12T14:39:23" text:fixed="true">02:39:23 PM</text:time></text:p>
      <text:h text:style-name="Heading_20_1" text:outline-level="1">Introduction</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agile.</text:p>
      <text:p text:style-name="Standard"/>
      <text:p text:style-name="P1">Disadvantages</text:p>
      <text:p text:style-name="Standard"><text:soft-page-break/>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Limitations</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Usage</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Lock Down main image</text:h>
      <text:p text:style-name="Standard"/>
      <text:p text:style-name="Standard">Any statelite image will need some files to be read/writable for individual nodes. <text:s/>But we encourage you to first lock down the main image. <text:s/>The image will be placed in <text:span text:style-name="T12">/install/netboot/&lt;os&gt;/&lt;arch&gt;/&lt;profile&gt;/rootimg</text:span> after running <text:span text:style-name="T11">genimage</text:span> (later in this doc). <text:s/></text:p>
      <text:p text:style-name="Standard"/>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
      <text:p text:style-name="code"><text:soft-page-break/>service nfs restart</text:p>
      <text:p text:style-name="Standard"/>
      <text:h text:style-name="Heading_20_2" text:outline-level="2">litefile</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xml:id="list31394688" text:style-name="WW8Num3">
        <text:list-item>
          <text:p text:style-name="P17"><text:span text:style-name="T1">Blank or </text:span><text:span text:style-name="T6">tmpfs</text:span><text:span text:style-name="T1"> or </text:span><text:span text:style-name="T6">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17"><text:span text:style-name="T6">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17"><text:span text:style-name="T6">ro</text:span> – file <text:s/>will be read only. <text:s text:c="2"/>This file will be located in the directory hierarchy specified in the litetree table. <text:s/>That directory will be mounted on the node the whole time the node is up (not just during the boot process), and the file will be linked to this directory. <text:s/>Changes made to this file on the server will be immediately seen in this file on the node.</text:p>
        </text:list-item>
        <text:list-item>
          <text:p text:style-name="P17"><text:span text:style-name="T6">con</text:span> – The contents of the pathname are concatenated onto the contents of the existing file. <text:s/>For this directive the searching in the litetree hierarchy does not stop when the first match is found. <text:s/>Con is similar to tmpfs, but all files found in the hierarchy will be concatenated to the file when found. <text:s/></text:p>
        </text:list-item>
        <text:list-item>
          <text:p text:style-name="P17"><text:span text:style-name="T3">bind</text:span> - <text:span text:style-name="T8">instead of using symbolic links, “mount --bind” is used to mount the file to the root image, and the permission for the file will keep the same as the original one.</text:span></text:p>
        </text:list-item>
        <text:list-item>
          <text:p text:style-name="P17"><text:span text:style-name="T9">bind,persistent</text:span><text:span text:style-name="T8"> - the file will be persistent across reboots, and the file will be mounted with “--bind” option. </text:span></text:p>
        </text:list-item>
      </text:list>
      <text:p text:style-name="Standard"/>
      <text:p text:style-name="P1"><text:soft-page-break/>Sample Data for RedHat </text:p>
      <text:p text:style-name="Standard">Notice that all files are in tmpfs. <text:s/>This gives you an NFS root solution with no 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Standard"/>
      <text:p text:style-name="code">#image,file,options,comments,disable</text:p>
      <text:p text:style-name="code">"ALL","/etc/inittab",,,</text:p>
      <text:p text:style-name="code">"ALL","/etc/lvm/.cache",,,</text:p>
      <text:p text:style-name="code">"ALL","/etc/mtab",,,</text:p>
      <text:p text:style-name="code">"ALL","/etc/ntp.conf",,,</text:p>
      <text:p text:style-name="code"><text:soft-page-break/>"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4">Note: It is recommended that DO NOT change their default options, since some file is necessary for the node to boot up, for example, “/etc/ssh/”, “/etc/mtab”. </text:p>
      <text:p text:style-name="P4">Before you change the default option, you must make sure it won't affect the system.</text:p>
      <text:h text:style-name="Heading_20_2" text:outline-level="2">litetre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text:soft-page-break/>/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Determine where state will be held</text:h>
      <text:p text:style-name="Standard">You may want some files in the image to be stored permanently, to survive reboots. <text:s text:c="2"/>This is done by entering the information into the statelite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text:span text:style-name="T12">/gpfs/state</text:span> directory on the machine known as cnfs. <text:s/>This is true for all images, unless an image name is specified in the 2<text:span text:style-name="T7">nd</text:span> column.</text:p>
      <text:p text:style-name="Standard"/>
      <text:p text:style-name="Standard">When the node boots up, then the value of statemnt will be mounted to <text:span text:style-name="T12">/.statelite/persistent</text:span>. <text:s/>The code will then create the following subdirectory <text:span text:style-name="T12">/.statelite/persistent/&lt;nodename&gt;</text:span></text:p>
      <text:p text:style-name="Standard">This directory will be the root of the image for this node's persistent files.</text:p>
      <text:p text:style-name="Standard"/>
      <text:p text:style-name="Standard">To set the “statemnt” value, <text:s/>you can use variables in xCAT database, <text:s/>it follows the grammer in the “litetree” table, <text:s/>for example:</text:p>
      <text:p text:style-name="code">#node,image,statemnt,comments,disable</text:p>
      <text:p text:style-name="code"><text:soft-page-break/>“hv32lpar05”,,”$noderes.nfsserver:/lite/state”,,</text:p>
      <text:p text:style-name="Standard"/>
      <text:p text:style-name="Standard"><text:span text:style-name="T3">Note</text:span>: <text:s/>Do not name your persistent storage directory after the node name, as this will be placed in the directory automatically. <text:s text:c="2"/>If you do, then a directory named /state/n01 will have its state tree inside /state/n01/n01. <text:s/></text:p>
      <text:h text:style-name="Heading_20_2" text:outline-level="2">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text:span text:style-name="T10">/opt/xcat/share/xcat/netboot/sles/compute.sles11.pkglist</text:span> test1.pkglist</text:p>
      <text:p text:style-name="Standard"/>
      <text:p text:style-name="Standard">You can then add more packages to the test1.pkglist <text:span text:style-name="T10">by editing test1.pkglist</text:span>.</text:p>
      <text:h text:style-name="Heading_20_2" text:outline-level="2">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1408728" text:style-name="L1">
        <text:list-item>
          <text:p text:style-name="P12">Create a directory on your management node named “/install/post/otherpkgs/&lt;OS&gt;/&lt;ARCH&gt;/”, and put your third party rpm packages into the directory:</text:p>
        </text:list-item>
      </text:list>
      <text:p text:style-name="code"><text:tab/><text:tab/>mkdir /install/post/otherpkgs/sles11.1/x86_64</text:p>
      <text:p text:style-name="code"><text:tab/><text:tab/># put RPMs in there</text:p>
      <text:p text:style-name="code"/>
      <text:list xml:id="list31414578" text:style-name="L2">
        <text:list-item>
          <text:p text:style-name="P13">Create the directory “/install/custom/netboot/&lt;OS&gt;” and add the names of the RPM packages you want in the image into the .otherpkgs.pkglist file.</text:p>
        </text:list-item>
      </text:list>
      <text:p text:style-name="code"><text:soft-page-break/><text:tab/><text:tab/>vi compute.otherpkgs.pkglist</text:p>
      <text:p text:style-name="Standard"/>
      <text:p text:style-name="P10">Note: if some of these RPMs will need write permissions to files on the node, add those files or directories into the “litefile” table. </text:p>
      <text:p text:style-name="Standard"/>
      <text:list xml:id="list31395892" text:style-name="L3">
        <text:list-item>
          <text:p text:style-name="P14">Create the .repolist file for your own repository. <text:s/>The file name is: <text:s/>&lt;PROFILE&gt;.&lt;OS&gt;.&lt;ARCH&gt;.repolist in the same directory as above. <text:s/>The file format is:</text:p>
        </text:list-item>
      </text:list>
      <text:p text:style-name="code"><text:tab/><text:tab/>Type|URL|name</text:p>
      <text:p text:style-name="Standard"/>
      <text:p text:style-name="P10">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Create Statelite Image</text:h>
      <text:h text:style-name="Heading_20_3" text:outline-level="3">2.8.1 <text:s/>Prepare the “.postinstall” file if necessary</text:h>
      <text:p text:style-name="Standard">With the .postinstall file for your profile, you can automate the customization of <text:s/>the root image when the root image is generated by the “<text:span text:style-name="T12">genimage</text:span>” command.</text:p>
      <text:p text:style-name="Standard">There's many basic .postinstall files in “<text:span text:style-name="T12">/opt/xcat/share/xcat/netboot/&lt;OS&gt;/</text:span>” directories. If you need to create your own .postinstall file, it must be based on the basic .postinstall files. Please follow the basic rules to find one suitable basic .postinstall file in the “<text:span text:style-name="T12">/opt/xcat/share/xcat/netboot/&lt;OS&gt;/</text:span>” directories:</text:p>
      <text:p text:style-name="P11"><text:tab/>&lt;profile&gt;.&lt;os&gt;.&lt;arch&gt;.postinstall</text:p>
      <text:p text:style-name="P11"><text:tab/>&lt;profile&gt;.&lt;arch&gt;.postinstall</text:p>
      <text:p text:style-name="P11"><text:tab/>&lt;profile&gt;.&lt;os&gt;.postinstall</text:p>
      <text:p text:style-name="P11"><text:tab/>&lt;profile&gt;.postinstall</text:p>
      <text:p text:style-name="Standard">If “<text:span text:style-name="T15">&lt;profile&gt;.&lt;os&gt;.&lt;arch&gt;.postinstall</text:span>” is there, you need to use it as the basic .postinstall file; if there is no such a file, you need to use “<text:span text:style-name="T15">&lt;profile&gt;.&lt;arch&gt;.postinstall</text:span>”; and if there's no such a file named as “<text:span text:style-name="T15">&lt;profile&gt;.&lt;arch&gt;.postinstall</text:span><text:span text:style-name="T14">”, you need to use “&lt;profile&gt;.&lt;os&gt;.postinstall”, and so on.</text:span></text:p>
      <text:p text:style-name="P6"/>
      <text:p text:style-name="P6">The .postinstall file is actually one bash script, you can add your own code in the file.</text:p>
      <text:h text:style-name="P21" text:outline-level="3">2.8.2 <text:s/>Run “genimage” command</text:h>
      <text:p text:style-name="Standard">After all our tables are set up, it is time to create a base image. In this example, the operating system is RedHat 5.3, and we will name our image “test1”. <text:s/></text:p>
      <text:p text:style-name="P2"/>
      <text:p text:style-name="Standard">Run the <text:span text:style-name="T12">genimage</text:span> command to create the image based on the pkglist's created above:</text:p>
      <text:p text:style-name="Standard"><text:soft-page-break/></text:p>
      <text:p text:style-name="code">genimage</text:p>
      <text:p text:style-name="Standard"/>
      <text:p text:style-name="Standard">The command will prompt you for the necessary inputs (OS, profile name, etc)</text:p>
      <text:p text:style-name="Standard"/>
      <text:p text:style-name="Standard">Alternatively, you can run the OS-specific genimage command directly. <text:s/>For example, for Red Hat:</text:p>
      <text:p text:style-name="code">cd /opt/xcat/share/xcat/netboot/rh</text:p>
      <text:p text:style-name="code">./genimage –o rhels5.3 –p <text:span text:style-name="T5">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ramdisk and kernel that can be used to boot the initial node.</text:p>
      <text:p text:style-name="code"/>
      <text:p text:style-name="P5">One new option named “<text:span text:style-name="T13">--permission</text:span>” is added for statelite mode, you can assign user-definable permission for <text:s/>“<text:span text:style-name="T12">/.statelite</text:span>” directory. The default permission is 755, for example:</text:p>
      <text:p text:style-name="P9">./genimage –o rhels5.3 –p <text:span text:style-name="T4">test1</text:span> –i eth0 –n mlx4_core,mlx4_en,igb,bnx2 –m statelite –permission 777</text:p>
      <text:p text:style-name="P5"/>
      <text:p text:style-name="Standard">This image that you have created can be used for stateless or statelite booting. <text:s/></text:p>
      <text:h text:style-name="P20" text:outline-level="2">Modify statelite image</text:h>
      <text:p text:style-name="P3"/>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You can run <text:span text:style-name="T12">chroot</text:span> to make additional changes, for example, yum/zypper updates/install using the <text:span text:style-name="T12">–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Standard"/>
      <text:h text:style-name="Heading_20_2" text:outline-level="2"><text:s/>Run liteimg command</text:h>
      <text:p text:style-name="Standard"/>
      <text:p text:style-name="Standard">The liteimg command will modify your statelite image (the image that genimage just created) by creating a series of links. <text:s/>Once you are satisfied your image contains what you want it to, run “<text:span text:style-name="T12">liteimg &lt;os&gt;-&lt;arch&gt;-statelite-&lt;profile&gt;</text:span>”, or “liteimg -o &lt;os&gt; -a &lt;arch&gt; -p &lt;profile&gt;”. <text:s/>For example:</text:p>
      <text:p text:style-name="Standard"/>
      <text:p text:style-name="code"><text:soft-page-break/>liteimg rhels5.3-x86_64-statelite-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th default option in the “litefile” table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text:s/>Set the boot state to “statelite”</text:h>
      <text:p text:style-name="Standard"/>
      <text:p text:style-name="Standard">You can now deploy the node:</text:p>
      <text:p text:style-name="Standard"/>
      <text:p text:style-name="code">nodeset &lt;noderange&gt; statelite=centos5.3-x86_64-statelite-test1</text:p>
      <text:p text:style-name="code"/>
      <text:p text:style-name="P7">Or just run:</text:p>
      <text:p text:style-name="code"/>
      <text:p text:style-name="code">nodeset &lt;noderange&gt; statelite</text:p>
      <text:p text:style-name="Standard"/>
      <text:p text:style-name="Standard">This will create the necessary files in <text:span text:style-name="T12">/tftpboot</text:span> for the node to boot correctly.</text:p>
      <text:p text:style-name="Standard"/>
      <text:h text:style-name="Heading_20_2" text:outline-level="2"><text:s/>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text:soft-page-break/>#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7">Run the following command to boot up the nodes into statelite mode:</text:p>
      <text:p text:style-name="P7"/>
      <text:p text:style-name="code">rnetboot &lt;noderange&gt;</text:p>
      <text:p text:style-name="P7"/>
      <text:p text:style-name="P7">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7"/>
      <text:p text:style-name="Standard">You can then use rcons or wcons to watch the node boot up.</text:p>
      <text:h text:style-name="Heading_20_1" text:outline-level="1">New Commands</text:h>
      <text:p text:style-name="Standard"/>
      <text:p text:style-name="Standard">The following commands are in /opt/xcat/bin:</text:p>
      <text:p text:style-name="P8"/>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Statelite Directory Structure</text:h>
      <text:p text:style-name="Standard"/>
      <text:p text:style-name="Standard"><text:soft-page-break/>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s/>Options filling out tables</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Adding/updating software and files for the running nodes</text:h>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12">/install/netboot/&lt;os&gt;/&lt;arch&gt;/&lt;profile&gt;/rootimg</text:span> diretory. </text:p>
      <text:p text:style-name="Standard"/>
      <text:p text:style-name="Standard">To install or update an <text:s/>rpm, do the following:</text:p>
      <text:list xml:id="list31410923" text:style-name="L4">
        <text:list-item>
          <text:p text:style-name="P15">rpm --root /install/netboot/&lt;os&gt;/&lt;arch&gt;/&lt;profile&gt;/rootimg <text:s text:c="3"/>rpm_name</text:p>
        </text:list-item>
        <text:list-item>
          <text:p text:style-name="P16">Restart the software application on the nodes. </text:p>
          <text:p text:style-name="P15">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12">rpm -qa</text:span> on the nodes although the rpm is installed. <text:s/>It will shown next time the node is reboot. </text:p>
      <text:p text:style-name="Standard"/>
      <text:p text:style-name="Standard">To create or update a file for the nodes, <text:s/>just modify the file in the image and restart <text:soft-page-break/>any application that uses the file.</text:p>
      <text:h text:style-name="Heading_20_1" text:outline-level="1">Hierarchy Support </text:h>
      <text:p text:style-name="Standard">In the statelite environment, the service node needs to provide NFS service for the compute node with statelite, <text:s/>the service nodes need to be setup with diskfull installation. </text:p>
      <text:h text:style-name="Heading_20_2" text:outline-level="2">Setup the diskfull service node</text:h>
      <text:p text:style-name="Standard">To setup one diskfull service node, please refer to the document “<text:a xlink:type="simple" xlink:href="http://xcat.svn.sourceforge.net/svnroot/xcat/xcat-core/trunk/xCAT-client/share/doc/xCAT2SetupHierarchy.pdf">How to setup Hierarchy in xCAT 2</text:a>”. <text:s/>Since statelite is some kind of NFS-hybrid method, you should NOT set the “<text:span text:style-name="T12">installloc</text:span>” attribute in the site table. </text:p>
      <text:h text:style-name="Heading_20_2" text:outline-level="2">Generate the statelite image</text:h>
      <text:p text:style-name="Standard">The chapter 2 has described how to generate the statelite image for your own profile, you can follow the guide from chapter 2.1 to chapter 2.10 to generate the statelite image. </text:p>
      <text:p text:style-name="Standard"/>
      <text:p text:style-name="P4">NOTE: if the NFS directories defined in the litetree table is on the service node, you'd better to setup the NFS directories in the service node following the chapter 2.3.</text:p>
      <text:h text:style-name="Heading_20_2" text:outline-level="2">Sync the “/install” directory</text:h>
      <text:p text:style-name="Standard">The command “<text:span text:style-name="T12">prsync</text:span>” is used to sync the “/install” directory to the service nodes. You can follow the commands here to do it.</text:p>
      <text:p text:style-name="code"><text:tab/>cd /</text:p>
      <text:p text:style-name="code"><text:tab/>prsync install &lt;sn&gt;:/</text:p>
      <text:p text:style-name="Standard">&lt;sn&gt; is the hostname of the service node you defined.</text:p>
      <text:p text:style-name="Standard">Since the “<text:span text:style-name="T12">prsync</text:span>” command will sync all the contents in the “<text:span text:style-name="T12">/install</text:span>” directory to the service nodes, the 1<text:span text:style-name="T7">st</text:span> time will take a long time. <text:s/>But after the 1<text:span text:style-name="T7">st</text:span> time, it will take very short time to sync.</text:p>
      <text:p text:style-name="Standard"/>
      <text:p text:style-name="P4">NOTE: if you make any changes in the “<text:span text:style-name="T12">/install</text:span>” directory on the management node, and the changes can affect the statelite image, you need to sync the “<text:span text:style-name="T12">/install</text:span>” directory to the service node again. </text:p>
      <text:h text:style-name="Heading_20_2" text:outline-level="2">Set the boot state to “statelite”</text:h>
      <text:p text:style-name="Standard">Please follow the <text:s/>chapter 2.11 “Set the boot state to statelite”.</text:p>
      <text:h text:style-name="Heading_20_2" text:outline-level="2">Install the Node</text:h>
      <text:p text:style-name="Standard">Please follow chapter 2.12 “Install the Node”.</text:p>
      <text:h text:style-name="Heading_20_1" text:outline-level="1">Debugging techniques</text:h>
      <text:p text:style-name="Standard"/>
      <text:list xml:id="list31411792" text:style-name="WW8Num4">
        <text:list-item>
          <text:p text:style-name="P18">When a node boots up in statelite mode, there is a script run called statelite that is in the root directory of $imgroot/etc/init.d/statelite. <text:s/>This script is not <text:soft-page-break/>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18">You can also set the machine to shell. <text:s/>Just add the word “shell” on the end of the pxeboot file of the node in the append line. This will make the init script in the initramfs pause 3 times before doing a switch_root.</text:p>
        </text:list-item>
        <text:list-item>
          <text:p text:style-name="P18">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4-08T11:33:06.43</dc:date>
    <meta:print-date>2010-01-27T18:01:00</meta:print-date>
    <meta:editing-cycles>73</meta:editing-cycles>
    <meta:editing-duration>PT44H16M21S</meta:editing-duration>
    <meta:document-statistic meta:table-count="0" meta:image-count="0" meta:object-count="0" meta:page-count="14" meta:paragraph-count="304" meta:word-count="3611" meta:character-count="24327"/>
    <meta:user-defined meta:name="Info 1"/>
    <meta:user-defined meta:name="Info 2"/>
    <meta:user-defined meta:name="Info 3"/>
    <meta:user-defined meta:name="Info 4"/>
  </office:meta>
</office:document-meta>
</file>